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automatic-styles>
    <style:style style:name="P1" style:parent-style-name="Normal" style:master-page-name="MP0" style:family="paragraph">
      <style:paragraph-properties fo:break-before="page" fo:text-align="center"/>
      <style:text-properties style:font-name="Aptos" style:font-name-asian="Aptos" style:font-name-complex="Aptos"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Aptos" style:font-name-asian="Aptos" style:font-name-complex="Aptos"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Aptos" style:font-name-asian="Aptos" style:font-name-complex="Aptos" fo:font-weight="bold" style:font-weight-asian="bold" style:font-weight-complex="bold" fo:font-size="14pt" style:font-size-asian="14pt" style:font-size-complex="14pt"/>
    </style:style>
    <style:style style:name="P4" style:parent-style-name="Normal" style:family="paragraph">
      <style:text-properties style:font-name="Aptos" style:font-name-asian="Aptos" style:font-name-complex="Aptos" fo:font-weight="bold" style:font-weight-asian="bold" style:font-weight-complex="bold" fo:font-size="14pt" style:font-size-asian="14pt" style:font-size-complex="14pt"/>
    </style:style>
    <style:style style:name="P5" style:parent-style-name="Normal" style:family="paragraph">
      <style:paragraph-properties fo:text-align="justify"/>
    </style:style>
    <style:style style:name="T6" style:parent-style-name="DefaultParagraphFont" style:family="text">
      <style:text-properties style:font-name="Aptos" style:font-name-asian="Aptos" style:font-name-complex="Aptos" fo:font-size="14pt" style:font-size-asian="14pt" style:font-size-complex="14pt"/>
    </style:style>
    <style:style style:name="P7" style:parent-style-name="Normal" style:family="paragraph">
      <style:text-properties style:font-name="Aptos" style:font-name-asian="Aptos" style:font-name-complex="Aptos" fo:font-weight="bold" style:font-weight-asian="bold" style:font-weight-complex="bold" fo:font-size="14pt" style:font-size-asian="14pt" style:font-size-complex="14pt"/>
    </style:style>
    <style:style style:name="P8" style:parent-style-name="Normal" style:family="paragraph">
      <style:paragraph-properties fo:text-align="justify"/>
      <style:text-properties style:font-name="Aptos" style:font-name-asian="Aptos" style:font-name-complex="Aptos" fo:font-size="14pt" style:font-size-asian="14pt" style:font-size-complex="14pt"/>
    </style:style>
    <style:style style:name="P9" style:parent-style-name="Normal" style:family="paragraph">
      <style:text-properties style:font-name="Aptos" style:font-name-asian="Aptos" style:font-name-complex="Aptos" fo:font-weight="bold" style:font-weight-asian="bold" style:font-weight-complex="bold" fo:font-size="14pt" style:font-size-asian="14pt" style:font-size-complex="14pt"/>
    </style:style>
    <style:style style:name="P10" style:parent-style-name="Normal" style:family="paragraph">
      <style:paragraph-properties fo:text-align="justify"/>
    </style:style>
    <style:style style:name="T11" style:parent-style-name="DefaultParagraphFont" style:family="text">
      <style:text-properties style:font-name="Aptos" style:font-name-asian="Aptos" style:font-name-complex="Aptos" fo:font-size="14pt" style:font-size-asian="14pt" style:font-size-complex="14pt"/>
    </style:style>
  </office:automatic-styles>
  <office:body>
    <office:text text:use-soft-page-breaks="true">
      <text:p text:style-name="P1">PCA – Dimensionality Reduction</text:p>
      <text:p text:style-name="P2">Report</text:p>
      <text:p text:style-name="P3"/>
      <text:p text:style-name="P4">Objective:</text:p>
      <text:p text:style-name="P5"><text:span text:style-name="T6">The objective of this task is to reduce the dimensionality of image data using Principal Component Analysis (PCA) while preserving maximum information. The goal is to transform high-dimensional digit image features into a lower-dimensional space, analyze explained variance, and evaluate model performance before and after dimensionality reduction.</text:span></text:p>
      <text:p text:style-name="P7">Approach:</text:p>
      <text:p text:style-name="P8">I have load the<text:s/><text:s/>digits dataset<text:s/>using sklear.datasets,<text:s/>and image data was converted into numerical feature vectors.<text:s/>I have applied Feature<text:s/>scaling using StandardScaler to ensure equal contribution of all features.<text:s/>PCA was then applied with multiple<text:s/>component values (2, 10, 30, 50) to observe variance retention. Then I<text:s/>calculated<text:s/>the<text:s/>explained variance ratio and cumulative<text:s/>variance to<text:s/>identify the optimal number of components. The dataset was transformed into a reduced feature space using the selected component count. Logistic Regression was trained separately on the original dataset and PCA-reduced dataset.<text:s/>Model<text:s/>performance was evaluated using accuracy comparison. Finally, the dataset was visualized in 2D space using PCA with two principal components.</text:p>
      <text:p text:style-name="P9">Conclusion:</text:p>
      <text:p text:style-name="P10"><text:span text:style-name="T11">PCA proved effective in reducing data dimensionality while maintaining meaningful structure in the dataset. The reduced dataset required less computational power and still produced comparable classification performance. This demonstrates that PCA is a powerful preprocessing technique for machine learning tasks involving high-dimensional data. The experiment confirms that dimensionality reduction can improve efficiency without significantly affecting model accurac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2-08T08:37:00Z</meta:creation-date>
    <dc:date>2026-02-08T08:37:00Z</dc:date>
    <meta:template xlink:href="Normal.dotm" xlink:type="simple"/>
    <meta:editing-cycles>1</meta:editing-cycles>
    <meta:editing-duration>PT0S</meta:editing-duration>
    <meta:document-statistic meta:page-count="1" meta:paragraph-count="3" meta:word-count="246" meta:character-count="1651" meta:row-count="11" meta:non-whitespace-character-count="1408"/>
  </office:meta>
</office:document-meta>
</file>